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32e15" officeooo:paragraph-rsid="00032e15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32e15" officeooo:paragraph-rsid="00032e15" style:font-size-asian="18pt" style:font-weight-asian="bold" style:font-size-complex="18pt" style:font-weight-complex="bold"/>
    </style:style>
    <style:style style:name="P3" style:family="paragraph" style:parent-style-name="Standard" style:list-style-name="L1">
      <style:text-properties officeooo:rsid="00032e15" officeooo:paragraph-rsid="00032e15"/>
    </style:style>
    <style:style style:name="P4" style:family="paragraph" style:parent-style-name="Standard" style:list-style-name="L2">
      <style:text-properties officeooo:rsid="00032e15" officeooo:paragraph-rsid="00032e15"/>
    </style:style>
    <style:style style:name="P5" style:family="paragraph" style:parent-style-name="Standard" style:list-style-name="L3">
      <style:text-properties officeooo:rsid="00032e15" officeooo:paragraph-rsid="00032e15"/>
    </style:style>
    <style:style style:name="P6" style:family="paragraph" style:parent-style-name="Standard" style:list-style-name="L3">
      <style:text-properties officeooo:rsid="00032e15" officeooo:paragraph-rsid="0006519b"/>
    </style:style>
    <style:style style:name="P7" style:family="paragraph" style:parent-style-name="Standard">
      <style:text-properties officeooo:rsid="00032e15" officeooo:paragraph-rsid="00032e15"/>
    </style:style>
    <style:style style:name="P8" style:family="paragraph" style:parent-style-name="Standard">
      <style:text-properties officeooo:rsid="00032e15" officeooo:paragraph-rsid="0006519b"/>
    </style:style>
    <style:style style:name="T1" style:family="text">
      <style:text-properties officeooo:rsid="00048129"/>
    </style:style>
    <style:style style:name="T2" style:family="text">
      <style:text-properties officeooo:rsid="0006519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ek One</text:p>
      <text:p text:style-name="P1"/>
      <text:p text:style-name="P1"><text:span text:style-name="T2">Tu</text:span>esday: </text:p>
      <text:list xml:id="list6198261909835994730" text:style-name="L1">
        <text:list-item>
          <text:p text:style-name="P3">Issue computers</text:p>
        </text:list-item>
      </text:list>
      <text:list xml:id="list1804725599819715958" text:style-name="L2">
        <text:list-item>
          <text:p text:style-name="P4">Introductions</text:p>
        </text:list-item>
        <text:list-item>
          <text:p text:style-name="P4">Pair coding assignments</text:p>
        </text:list-item>
        <text:list-item>
          <text:p text:style-name="P4">Expectations</text:p>
        </text:list-item>
        <text:list-item>
          <text:p text:style-name="P4">Short Video</text:p>
        </text:list-item>
        <text:list-item>
          <text:p text:style-name="P4">Exercise Ex1_1 (git repositories)</text:p>
        </text:list-item>
        <text:list-item>
          <text:p text:style-name="P4"><text:span text:style-name="T2">Exercise Ex1_2</text:span> <text:span text:style-name="T2">(C Pitfall Questions)</text:span></text:p>
        </text:list-item>
        <text:list-item>
          <text:p text:style-name="P4">Homework: Ex1_<text:span text:style-name="T2">3</text:span> (writing assignment)</text:p>
        </text:list-item>
      </text:list>
      <text:p text:style-name="P1"/>
      <text:p text:style-name="P8">Wednesday:</text:p>
      <text:list xml:id="list6345830501469458809" text:style-name="L3">
        <text:list-item>
          <text:p text:style-name="P6">Basic Introduction to C</text:p>
        </text:list-item>
        <text:list-item>
          <text:p text:style-name="P6">Review <text:span text:style-name="T2">Exercise Ex1_2</text:span> <text:span text:style-name="T2">(C Pitfall Questions)</text:span></text:p>
        </text:list-item>
        <text:list-item>
          <text:p text:style-name="P6">Scavenger Hunt</text:p>
        </text:list-item>
        <text:list-item>
          <text:p text:style-name="P6">Review/Discussion</text:p>
          <text:p text:style-name="P6"/>
        </text:list-item>
      </text:list>
      <text:p text:style-name="P1">Thursday:</text:p>
      <text:list xml:id="list212806618509190" text:continue-numbering="true" text:style-name="L3">
        <text:list-item>
          <text:p text:style-name="P5">Scavenger Hunt</text:p>
        </text:list-item>
        <text:list-item>
          <text:p text:style-name="P5"><text:span text:style-name="T2">H</text:span>ardware exercises <text:span text:style-name="T2">(If Scav Hunt is completed)</text:span></text:p>
        </text:list-item>
        <text:list-item>
          <text:p text:style-name="P6">Review/Discussion</text:p>
        </text:list-item>
      </text:list>
      <text:p text:style-name="P1"/>
      <text:p text:style-name="P1">Friday:</text:p>
      <text:list xml:id="list212806573180059" text:continue-numbering="true" text:style-name="L3">
        <text:list-item>
          <text:p text:style-name="P6">Scavenger Hunt</text:p>
        </text:list-item>
        <text:list-item>
          <text:p text:style-name="P6"><text:span text:style-name="T2">H</text:span>ardware exercises <text:span text:style-name="T2">(If Scav Hunt is completed)</text:span></text:p>
        </text:list-item>
        <text:list-item>
          <text:p text:style-name="P6">Review/Discuss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02:52:12.123339196</meta:creation-date>
    <dc:date>2017-01-16T21:27:24.380925970</dc:date>
    <meta:editing-duration>PT3H9M50S</meta:editing-duration>
    <meta:editing-cycles>3</meta:editing-cycles>
    <meta:generator>LibreOffice/5.2.3.3$Linux_X86_64 LibreOffice_project/20$Build-3</meta:generator>
    <meta:document-statistic meta:table-count="0" meta:image-count="0" meta:object-count="0" meta:page-count="1" meta:paragraph-count="24" meta:word-count="80" meta:character-count="492" meta:non-whitespace-character-count="453"/>
  </office:meta>
</office:document-meta>
</file>